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00.41pt"/>
    </style:style>
    <style:style style:name="co3" style:family="table-column">
      <style:table-column-properties fo:break-before="auto" style:column-width="136.26pt"/>
    </style:style>
    <style:style style:name="co4" style:family="table-column">
      <style:table-column-properties fo:break-before="auto" style:column-width="156.44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225.35pt"/>
    </style:style>
    <style:style style:name="co8" style:family="table-column">
      <style:table-column-properties fo:break-before="auto" style:column-width="101.79pt"/>
    </style:style>
    <style:style style:name="co9" style:family="table-column">
      <style:table-column-properties fo:break-before="auto" style:column-width="523.45pt"/>
    </style:style>
    <style:style style:name="co10" style:family="table-column">
      <style:table-column-properties fo:break-before="auto" style:column-width="59.0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125">
      <style:text-properties fo:font-weight="bold" style:font-weight-asian="bold" style:font-weight-complex="bold"/>
    </style:style>
    <style:style style:name="ce12" style:family="table-cell" style:parent-style-name="Default" style:data-style-name="N125"/>
    <style:style style:name="ce13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SLab_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3" table:default-cell-style-name="ce5"/>
        <table:table-column table:style-name="co1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6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Datasheet</text:p>
          </table:table-cell>
          <table:table-cell table:style-name="ce11" office:value-type="string" calcext:value-type="string">
            <text:p>Avg Price</text:p>
          </table:table-cell>
          <table:table-cell table:style-name="ce14" office:value-type="string" calcext:value-type="string">
            <text:p>Selected Part</text:p>
          </table:table-cell>
          <table:table-cell table:style-name="ce14" office:value-type="string" calcext:value-type="string">
            <text:p>Sub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 C4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6" calcext:value-type="currency">
            <text:p>$0.056</text:p>
          </table:table-cell>
          <table:table-cell table:style-name="ce15" office:value-type="float" office:value="885012206046" calcext:value-type="float">
            <text:p>885012206046</text:p>
          </table:table-cell>
          <table:table-cell table:style-name="ce12" table:formula="of:=[.J2]*[.H2]" office:value-type="currency" office:currency="USD" office:value="1.064" calcext:value-type="currency">
            <text:p>$1.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ouser.com/datasheet/2/40/f93-776559.pdf</text:p>
          </table:table-cell>
          <table:table-cell office:value-type="currency" office:currency="USD" office:value="1.26" calcext:value-type="currency">
            <text:p>$1.260</text:p>
          </table:table-cell>
          <table:table-cell office:value-type="string" calcext:value-type="string">
            <text:p>F931C107KCC</text:p>
          </table:table-cell>
          <table:table-cell table:style-name="ce12" table:formula="of:=[.J3]*[.H3]" office:value-type="currency" office:currency="USD" office:value="5.04" calcext:value-type="currency">
            <text:p>$5.0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 office:value-type="string" calcext:value-type="string">
            <text:p>VJ0603Y103KXJAC31X</text:p>
          </table:table-cell>
          <table:table-cell table:style-name="ce12" table:formula="of:=[.J4]*[.H4]" office:value-type="currency" office:currency="USD" office:value="0.2" calcext:value-type="currency">
            <text:p>$0.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20%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72" calcext:value-type="currency">
            <text:p>$0.172</text:p>
          </table:table-cell>
          <table:table-cell office:value-type="string" calcext:value-type="string">
            <text:p>EMK107BBJ106MA-T </text:p>
          </table:table-cell>
          <table:table-cell table:style-name="ce12" table:formula="of:=[.J5]*[.H5]" office:value-type="currency" office:currency="USD" office:value="0.688" calcext:value-type="currency">
            <text:p>$0.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22" calcext:value-type="currency">
            <text:p>$0.022</text:p>
          </table:table-cell>
          <table:table-cell office:value-type="float" office:value="885012206034" calcext:value-type="float">
            <text:p>885012206034</text:p>
          </table:table-cell>
          <table:table-cell table:style-name="ce12" table:formula="of:=[.J6]*[.H6]" office:value-type="currency" office:currency="USD" office:value="0.066" calcext:value-type="currency">
            <text:p>$0.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20%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9" calcext:value-type="currency">
            <text:p>$0.059</text:p>
          </table:table-cell>
          <table:table-cell office:value-type="float" office:value="885012206052" calcext:value-type="float">
            <text:p>885012206052</text:p>
          </table:table-cell>
          <table:table-cell table:style-name="ce12" table:formula="of:=[.J7]*[.H7]" office:value-type="currency" office:currency="USD" office:value="0.118" calcext:value-type="currency">
            <text:p>$0.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8 C10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24" calcext:value-type="currency">
            <text:p>$0.024</text:p>
          </table:table-cell>
          <table:table-cell office:value-type="float" office:value="885012006020" calcext:value-type="float">
            <text:p>885012006020</text:p>
          </table:table-cell>
          <table:table-cell table:style-name="ce12" table:formula="of:=[.J8]*[.H8]" office:value-type="currency" office:currency="USD" office:value="0.048" calcext:value-type="currency">
            <text:p>$0.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40/taj-776811.pdf</text:p>
          </table:table-cell>
          <table:table-cell office:value-type="currency" office:currency="USD" office:value="0.64" calcext:value-type="currency">
            <text:p>$0.640</text:p>
          </table:table-cell>
          <table:table-cell office:value-type="string" calcext:value-type="string">
            <text:p>TAJB336K016TNJ</text:p>
          </table:table-cell>
          <table:table-cell table:style-name="ce12" table:formula="of:=[.J9]*[.H9]" office:value-type="currency" office:currency="USD" office:value="1.28" calcext:value-type="currency">
            <text:p>$1.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1" calcext:value-type="currency">
            <text:p>$0.110</text:p>
          </table:table-cell>
          <table:table-cell office:value-type="string" calcext:value-type="string">
            <text:p>C0603C339B4HACTU</text:p>
          </table:table-cell>
          <table:table-cell table:style-name="ce12" table:formula="of:=[.J10]*[.H10]" office:value-type="currency" office:currency="USD" office:value="0.22" calcext:value-type="currency">
            <text:p>$0.2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V 5%</text:p>
          </table:table-cell>
          <table:table-cell table:style-name="ce4" office:value-type="string" calcext:value-type="string">
            <text:p>EMK107ABJ475MA-T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44 C4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7" calcext:value-type="currency">
            <text:p>$0.170</text:p>
          </table:table-cell>
          <table:table-cell office:value-type="string" calcext:value-type="string">
            <text:p>EMK107ABJ475MA-T</text:p>
          </table:table-cell>
          <table:table-cell table:style-name="ce12" table:formula="of:=[.J11]*[.H11]" office:value-type="currency" office:currency="USD" office:value="0.34" calcext:value-type="currency">
            <text:p>$0.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B SMT+DIP Type</text:p>
          </table:table-cell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1.05" calcext:value-type="currency">
            <text:p>$1.050</text:p>
          </table:table-cell>
          <table:table-cell office:value-type="string" calcext:value-type="string">
            <text:p>ZX62D-B-5PA8(30)</text:p>
          </table:table-cell>
          <table:table-cell table:style-name="ce12" table:formula="of:=[.J12]*[.H12]" office:value-type="currency" office:currency="USD" office:value="1.05" calcext:value-type="currency">
            <text:p>$1.0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.8V Zener</text:p>
          </table:table-cell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23" calcext:value-type="currency">
            <text:p>$0.230</text:p>
          </table:table-cell>
          <table:table-cell office:value-type="string" calcext:value-type="string">
            <text:p>BZV55B6V8 L1</text:p>
          </table:table-cell>
          <table:table-cell table:style-name="ce12" table:formula="of:=[.J13]*[.H13]" office:value-type="currency" office:currency="USD" office:value="0.46" calcext:value-type="currency">
            <text:p>$0.4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reen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4" calcext:value-type="currency">
            <text:p>$0.140</text:p>
          </table:table-cell>
          <table:table-cell office:value-type="string" calcext:value-type="string">
            <text:p>150060GS75000</text:p>
          </table:table-cell>
          <table:table-cell table:style-name="ce12" table:formula="of:=[.J14]*[.H14]" office:value-type="currency" office:currency="USD" office:value="0.14" calcext:value-type="currency">
            <text:p>$0.1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Blue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4" calcext:value-type="currency">
            <text:p>$0.140</text:p>
          </table:table-cell>
          <table:table-cell office:value-type="string" calcext:value-type="string">
            <text:p>150060GS75000</text:p>
          </table:table-cell>
          <table:table-cell table:style-name="ce12" table:formula="of:=[.J15]*[.H15]" office:value-type="currency" office:currency="USD" office:value="0.14" calcext:value-type="currency">
            <text:p>$0.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1" calcext:value-type="currency">
            <text:p>$0.110</text:p>
          </table:table-cell>
          <table:table-cell table:style-name="ce16" office:value-type="string" calcext:value-type="string">
            <text:p>0ZCJ0025FF2E</text:p>
          </table:table-cell>
          <table:table-cell table:style-name="ce12" table:formula="of:=[.J16]*[.H16]" office:value-type="currency" office:currency="USD" office:value="0.11" calcext:value-type="currency">
            <text:p>$0.1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7-01-T-S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J7</text:p>
          </table:table-cell>
          <table:table-cell table:style-name="ce8" office:value-type="string" calcext:value-type="string">
            <text:p>UART/ESP</text:p>
          </table:table-cell>
          <table:table-cell table:style-name="ce9"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aight female 2.54 mm 2row</text:p>
          </table:table-cell>
          <table:table-cell office:value-type="string" calcext:value-type="string">
            <text:p>SSW-114-01-T-D</text:p>
          </table:table-cell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table:style-name="ce9"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table:style-name="ce9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table:style-name="ce9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table:style-name="ce9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12-01-T-S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table:style-name="ce9"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J8</text:p>
          </table:table-cell>
          <table:table-cell table:style-name="ce8" office:value-type="string" calcext:value-type="string">
            <text:p>Power Pins</text:p>
          </table:table-cell>
          <table:table-cell table:style-name="ce10"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6-01-T-S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J9</text:p>
          </table:table-cell>
          <table:table-cell table:style-name="ce8" office:value-type="string" calcext:value-type="string">
            <text:p>SPI</text:p>
          </table:table-cell>
          <table:table-cell table:style-name="ce10"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ctile Switches 5.2x5.2x1.5mm 160gf</text:p>
          </table:table-cell>
          <table:table-cell office:value-type="string" calcext:value-type="string">
            <text:p>SKQGABE0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12</text:p>
          </table:table-cell>
          <table:table-cell table:style-name="Default" office:value-type="string" calcext:value-type="string">
            <text:p>SD_Switch</text:p>
          </table:table-cell>
          <table:table-cell office:value-type="string" calcext:value-type="string">
            <text:p>SW_SPST_SKQ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15/SKQG-1155865.pdf</text:p>
          </table:table-cell>
          <table:table-cell office:value-type="currency" office:currency="USD" office:value="0.46" calcext:value-type="currency">
            <text:p>$0.460</text:p>
          </table:table-cell>
          <table:table-cell table:style-name="ce16" office:value-type="string" calcext:value-type="string">
            <text:p>SKQGABE010</text:p>
          </table:table-cell>
          <table:table-cell table:style-name="ce12" table:formula="of:=[.J25]*[.H25]" office:value-type="currency" office:currency="USD" office:value="0.46" calcext:value-type="currency">
            <text:p>$0.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400/nductor_commercial_decoupling_mlz1608_en-837720.pdf</text:p>
          </table:table-cell>
          <table:table-cell office:value-type="currency" office:currency="USD" office:value="0.16" calcext:value-type="currency">
            <text:p>$0.160</text:p>
          </table:table-cell>
          <table:table-cell table:style-name="ce16" office:value-type="string" calcext:value-type="string">
            <text:p>MLZ1608N100L</text:p>
          </table:table-cell>
          <table:table-cell table:style-name="ce12" table:formula="of:=[.J26]*[.H26]" office:value-type="currency" office:currency="USD" office:value="0.16" calcext:value-type="currency">
            <text:p>$0.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P R/A SMT MICRO SD PUSH-PUSH</text:p>
          </table:table-cell>
          <table:table-cell office:value-type="string" calcext:value-type="string">
            <text:p>DM3AT-SF-PEJM5(11) </text:p>
          </table:table-cell>
          <table:table-cell office:value-type="string" calcext:value-type="string">
            <text:p>SDCar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DCard</text:p>
          </table:table-cell>
          <table:table-cell office:value-type="string" calcext:value-type="string">
            <text:p>microSD_HC_Hirose_DM3AT-SF-PEJ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185/DM3_catalog-939223.pdf</text:p>
          </table:table-cell>
          <table:table-cell office:value-type="currency" office:currency="USD" office:value="2.38" calcext:value-type="currency">
            <text:p>$2.380</text:p>
          </table:table-cell>
          <table:table-cell table:style-name="ce16" office:value-type="string" calcext:value-type="string">
            <text:p>DM3AT-SF-PEJM5(11) </text:p>
          </table:table-cell>
          <table:table-cell table:style-name="ce12" table:formula="of:=[.J27]*[.H27]" office:value-type="currency" office:currency="USD" office:value="2.38" calcext:value-type="currency">
            <text:p>$2.3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916/MMBT3904-1365817.pdf</text:p>
          </table:table-cell>
          <table:table-cell office:value-type="currency" office:currency="USD" office:value="0.1" calcext:value-type="currency">
            <text:p>$0.100</text:p>
          </table:table-cell>
          <table:table-cell table:style-name="ce16" office:value-type="string" calcext:value-type="string">
            <text:p>MMBT3904,215</text:p>
          </table:table-cell>
          <table:table-cell table:style-name="ce12" table:formula="of:=[.J28]*[.H28]" office:value-type="currency" office:currency="USD" office:value="0.1" calcext:value-type="currency">
            <text:p>$0.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115/ds30059-15980.pdf</text:p>
          </table:table-cell>
          <table:table-cell office:value-type="currency" office:currency="USD" office:value="0.11" calcext:value-type="currency">
            <text:p>$0.110</text:p>
          </table:table-cell>
          <table:table-cell table:style-name="ce16" office:value-type="string" calcext:value-type="string">
            <text:p>MMBT3906-7-F</text:p>
          </table:table-cell>
          <table:table-cell table:style-name="ce12" table:formula="of:=[.J29]*[.H29]" office:value-type="currency" office:currency="USD" office:value="0.22" calcext:value-type="currency">
            <text:p>$0.2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2" calcext:value-type="currency">
            <text:p>$0.020</text:p>
          </table:table-cell>
          <table:table-cell/>
          <table:table-cell table:style-name="ce12" table:formula="of:=[.J30]*[.H30]" office:value-type="currency" office:currency="USD" office:value="0.46" calcext:value-type="currency">
            <text:p>$0.4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85" calcext:value-type="currency">
            <text:p>$0.085</text:p>
          </table:table-cell>
          <table:table-cell/>
          <table:table-cell table:style-name="ce12" table:formula="of:=[.J31]*[.H31]" office:value-type="currency" office:currency="USD" office:value="0.51" calcext:value-type="currency">
            <text:p>$0.5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 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" calcext:value-type="currency">
            <text:p>$0.050</text:p>
          </table:table-cell>
          <table:table-cell/>
          <table:table-cell table:style-name="ce12" table:formula="of:=[.J32]*[.H32]" office:value-type="currency" office:currency="USD" office:value="0.3" calcext:value-type="currency">
            <text:p>$0.3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1220P-105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/>
          <table:table-cell table:style-name="ce12" table:formula="of:=[.J33]*[.H33]" office:value-type="currency" office:currency="USD" office:value="0.3" calcext:value-type="currency">
            <text:p>$0.3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 R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/>
          <table:table-cell table:style-name="ce12" table:formula="of:=[.J34]*[.H34]" office:value-type="currency" office:currency="USD" office:value="0.6" calcext:value-type="currency">
            <text:p>$0.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 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/>
          <table:table-cell table:style-name="ce12" table:formula="of:=[.J35]*[.H35]" office:value-type="currency" office:currency="USD" office:value="0.5" calcext:value-type="currency">
            <text:p>$0.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table:style-name="ce4" office:value-type="string" calcext:value-type="string">
            <text:p>R12 R15 R26 R41 R43 R44 R48 R52 R5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85" calcext:value-type="currency">
            <text:p>$0.085</text:p>
          </table:table-cell>
          <table:table-cell/>
          <table:table-cell table:style-name="ce12" table:formula="of:=[.J36]*[.H36]" office:value-type="currency" office:currency="USD" office:value="0.765" calcext:value-type="currency">
            <text:p>$0.7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268/21117a-70287.pdf</text:p>
          </table:table-cell>
          <table:table-cell office:value-type="currency" office:currency="USD" office:value="1.13" calcext:value-type="currency">
            <text:p>$1.130</text:p>
          </table:table-cell>
          <table:table-cell table:style-name="ce16" office:value-type="string" calcext:value-type="string">
            <text:p>MCP6S21-I/SN</text:p>
          </table:table-cell>
          <table:table-cell table:style-name="ce12" table:formula="of:=[.J37]*[.H37]" office:value-type="currency" office:currency="USD" office:value="2.26" calcext:value-type="currency">
            <text:p>$2.2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sn74hc126.pdf</text:p>
          </table:table-cell>
          <table:table-cell office:value-type="currency" office:currency="USD" office:value="0.4" calcext:value-type="currency">
            <text:p>$0.400</text:p>
          </table:table-cell>
          <table:table-cell office:value-type="string" calcext:value-type="string">
            <text:p>SN74HC126D</text:p>
          </table:table-cell>
          <table:table-cell table:style-name="ce12" table:formula="of:=[.J38]*[.H38]" office:value-type="currency" office:currency="USD" office:value="0.4" calcext:value-type="currency">
            <text:p>$0.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268/21465C-1180085.pdf</text:p>
          </table:table-cell>
          <table:table-cell office:value-type="currency" office:currency="USD" office:value="0.81" calcext:value-type="currency">
            <text:p>$0.810</text:p>
          </table:table-cell>
          <table:table-cell office:value-type="string" calcext:value-type="string">
            <text:p>TC7660EOA713</text:p>
          </table:table-cell>
          <table:table-cell table:style-name="ce12" table:formula="of:=[.J39]*[.H39]" office:value-type="currency" office:currency="USD" office:value="0.81" calcext:value-type="currency">
            <text:p>$0.8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FN-6-1EP_3x3mm_Pitch0.95mm</text:p>
          </table:table-cell>
          <table:table-cell table:number-columns-repeated="2" office:value-type="string" calcext:value-type="string">
            <text:p>LDFM33PVR</text:p>
          </table:table-cell>
          <table:table-cell office:value-type="string" calcext:value-type="string">
            <text:p>U1</text:p>
          </table:table-cell>
          <table:table-cell table:style-name="Default" office:value-type="string" calcext:value-type="string">
            <text:p>LDFM33PVR</text:p>
          </table:table-cell>
          <table:table-cell office:value-type="string" calcext:value-type="string">
            <text:p>DFN-6-1EP_3x3mm_Pitch0.9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389/ldfm-974225.pdf</text:p>
          </table:table-cell>
          <table:table-cell office:value-type="currency" office:currency="USD" office:value="0.72" calcext:value-type="currency">
            <text:p>$0.720</text:p>
          </table:table-cell>
          <table:table-cell table:style-name="ce16" office:value-type="string" calcext:value-type="string">
            <text:p>LDFM33PVR</text:p>
          </table:table-cell>
          <table:table-cell table:style-name="ce12" table:formula="of:=[.J40]*[.H40]" office:value-type="currency" office:currency="USD" office:value="0.72" calcext:value-type="currency">
            <text:p>$0.7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lm324.pdf</text:p>
          </table:table-cell>
          <table:table-cell office:value-type="currency" office:currency="USD" office:value="0.36" calcext:value-type="currency">
            <text:p>$0.360</text:p>
          </table:table-cell>
          <table:table-cell office:value-type="string" calcext:value-type="string">
            <text:p>LM324DR</text:p>
          </table:table-cell>
          <table:table-cell table:style-name="ce12" table:formula="of:=[.J41]*[.H41]" office:value-type="currency" office:currency="USD" office:value="0.36" calcext:value-type="currency">
            <text:p>$0.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FN-24-1EP_4x4mm_Pitch0.5mm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U14</text:p>
          </table:table-cell>
          <table:table-cell table:style-name="Default" office:value-type="string" calcext:value-type="string">
            <text:p>CP2102</text:p>
          </table:table-cell>
          <table:table-cell office:value-type="string" calcext:value-type="string">
            <text:p>QFN-24-1EP_4x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368/cp2102n-datasheet-1082647.pdf</text:p>
          </table:table-cell>
          <table:table-cell office:value-type="currency" office:currency="USD" office:value="1.69" calcext:value-type="currency">
            <text:p>$1.690</text:p>
          </table:table-cell>
          <table:table-cell table:style-name="ce16" office:value-type="string" calcext:value-type="string">
            <text:p>CP2102N-A01-GQFN24</text:p>
          </table:table-cell>
          <table:table-cell table:style-name="ce12" table:formula="of:=[.J42]*[.H42]" office:value-type="currency" office:currency="USD" office:value="1.69" calcext:value-type="currency">
            <text:p>$1.6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SOP 10</text:p>
          </table:table-cell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268/22187E-12972.pdf</text:p>
          </table:table-cell>
          <table:table-cell office:value-type="currency" office:currency="USD" office:value="2.92" calcext:value-type="currency">
            <text:p>$2.920</text:p>
          </table:table-cell>
          <table:table-cell table:style-name="ce16" office:value-type="string" calcext:value-type="string">
            <text:p>MCP4728-E/UN</text:p>
          </table:table-cell>
          <table:table-cell table:style-name="ce12" table:formula="of:=[.J43]*[.H43]" office:value-type="currency" office:currency="USD" office:value="2.92" calcext:value-type="currency">
            <text:p>$2.9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T-143</text:p>
          </table:table-cell>
          <table:table-cell office:value-type="string" calcext:value-type="string">
            <text:p>SP0503BAHTG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U17</text:p>
          </table:table-cell>
          <table:table-cell table:style-name="Default" office:value-type="string" calcext:value-type="string">
            <text:p>SP0503BAHT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240/Littelfuse_TVS_Diode_Array_SP05_Datasheet.pdf-777043.pdf</text:p>
          </table:table-cell>
          <table:table-cell office:value-type="currency" office:currency="USD" office:value="0.86" calcext:value-type="currency">
            <text:p>$0.860</text:p>
          </table:table-cell>
          <table:table-cell table:style-name="ce16" office:value-type="string" calcext:value-type="string">
            <text:p>SP0503BAHTG</text:p>
          </table:table-cell>
          <table:table-cell table:style-name="ce12" table:formula="of:=[.J44]*[.H44]" office:value-type="currency" office:currency="USD" office:value="0.86" calcext:value-type="currency">
            <text:p>$0.8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QFP 44</text:p>
          </table:table-cell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  <table:table-cell office:value-type="currency" office:currency="USD" office:value="3.37" calcext:value-type="currency">
            <text:p>$3.370</text:p>
          </table:table-cell>
          <table:table-cell table:style-name="ce16" office:value-type="string" calcext:value-type="string">
            <text:p>PIC24EP256GP204-I/PT</text:p>
          </table:table-cell>
          <table:table-cell table:style-name="ce12" table:formula="of:=[.J45]*[.H45]" office:value-type="currency" office:currency="USD" office:value="3.37" calcext:value-type="currency">
            <text:p>$3.3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268/21516c-4387.pdf</text:p>
          </table:table-cell>
          <table:table-cell office:value-type="currency" office:currency="USD" office:value="0.84" calcext:value-type="currency">
            <text:p>$0.840</text:p>
          </table:table-cell>
          <table:table-cell table:style-name="ce16" office:value-type="string" calcext:value-type="string">
            <text:p>TC1240AECHTR</text:p>
          </table:table-cell>
          <table:table-cell table:style-name="ce12" table:formula="of:=[.J46]*[.H46]" office:value-type="currency" office:currency="USD" office:value="0.84" calcext:value-type="currency">
            <text:p>$0.8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TL08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ouser.sg/datasheet/2/389/tl082-957168.pdf</text:p>
          </table:table-cell>
          <table:table-cell office:value-type="currency" office:currency="USD" office:value="0.5" calcext:value-type="currency">
            <text:p>$0.500</text:p>
          </table:table-cell>
          <table:table-cell office:value-type="string" calcext:value-type="string">
            <text:p>TL082CDT</text:p>
          </table:table-cell>
          <table:table-cell table:style-name="ce12" table:formula="of:=[.J47]*[.H47]" office:value-type="currency" office:currency="USD" office:value="2" calcext:value-type="currency">
            <text:p>$2.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M3-12.000MHZ-D2Y-T 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3/abm3-47699.pdf</text:p>
          </table:table-cell>
          <table:table-cell office:value-type="currency" office:currency="USD" office:value="0.74" calcext:value-type="currency">
            <text:p>$0.740</text:p>
          </table:table-cell>
          <table:table-cell office:value-type="string" calcext:value-type="string">
            <text:p>ABM3-12.000MHZ-D2Y-T </text:p>
          </table:table-cell>
          <table:table-cell table:style-name="ce12" table:formula="of:=[.J48]*[.H48]" office:value-type="currency" office:currency="USD" office:value="0.74" calcext:value-type="currency">
            <text:p>$0.7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3 Nut</text:p>
          </table:table-cell>
          <table:table-cell table:number-columns-repeated="2" table:style-name="ce4" office:value-type="string" calcext:value-type="string">
            <text:p>3.2mm_M3.5_DIN965</text:p>
          </table:table-cell>
          <table:table-cell office:value-type="string" calcext:value-type="string">
            <text:p>MH1 MH2 MH3 MH4</text:p>
          </table:table-cell>
          <table:table-cell office:value-type="string" calcext:value-type="string">
            <text:p>Mounting Hole</text:p>
          </table:table-cell>
          <table:table-cell table:style-name="ce4" office:value-type="string" calcext:value-type="string">
            <text:p>3.2mm_M3.5_DIN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katalog.we-online.de/em/datasheet/9774030360R.pdf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table:number-columns-repeated="11"/>
          <table:table-cell table:style-name="ce12" table:formula="of:=SUM([.L2:.L49])" office:value-type="currency" office:currency="USD" office:value="34.689" calcext:value-type="currency">
            <text:p>$34.689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H2:.H49])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 table:formula="of:=[.C55]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D components</text:p>
          </table:table-cell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T components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 table:formula="of:=[.C58]+[.C59]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hematic Version:</text:p>
          </table:table-cell>
          <table:table-cell table:style-name="ce5" office:value-type="string" calcext:value-type="string">
            <text:p>v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vised</text:p>
          </table:table-cell>
          <table:table-cell table:style-name="ce5" office:value-type="string" calcext:value-type="string">
            <text:p>09<text:span text:style-name="T1">th</text:span> March 2019</text:p>
          </table:table-cell>
          <table:table-cell table:number-columns-repeated="9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09:32:53.293574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9T09:34:23.998218705</dc:date>
    <meta:editing-duration>PT2H36M20S</meta:editing-duration>
    <meta:editing-cycles>40</meta:editing-cycles>
    <meta:generator>LibreOffice/5.1.6.2$Linux_X86_64 LibreOffice_project/10m0$Build-2</meta:generator>
    <meta:document-statistic meta:table-count="1" meta:cell-count="591" meta:object-count="0"/>
  </office:meta>
</office:document-meta>
</file>